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0.33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709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0.646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Statistic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dde8c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40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4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28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8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isti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903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04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04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1" office:value-type="float" office:value="160" calcext:value-type="float">
            <text:p>160</text:p>
          </table:table-cell>
          <table:table-cell table:style-name="ce1" table:formula="of:=[.B3]*2" office:value-type="float" office:value="320" calcext:value-type="float">
            <text:p>320</text:p>
          </table:table-cell>
          <table:table-cell table:style-name="ce1" table:formula="of:=[.C3]*2" office:value-type="float" office:value="640" calcext:value-type="float">
            <text:p>640</text:p>
          </table:table-cell>
          <table:table-cell table:style-name="ce1" table:formula="of:=[.D3]*2" office:value-type="float" office:value="1280" calcext:value-type="float">
            <text:p>1280</text:p>
          </table:table-cell>
          <table:table-cell table:style-name="ce1" table:formula="of:=[.E3]*2" office:value-type="float" office:value="2560" calcext:value-type="float">
            <text:p>2560</text:p>
          </table:table-cell>
          <table:table-cell table:number-columns-repeated="90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table:formula="of:=[$data.$D2]" office:value-type="float" office:value="1.464131" calcext:value-type="float">
            <text:p>1,46413</text:p>
          </table:table-cell>
          <table:table-cell table:style-name="ce13" table:formula="of:=[$data.$D5]" office:value-type="float" office:value="5.84412733333333" calcext:value-type="float">
            <text:p>5,84413</text:p>
          </table:table-cell>
          <table:table-cell table:style-name="ce13" table:formula="of:=[$data.$D8]" office:value-type="float" office:value="23.2492936666667" calcext:value-type="float">
            <text:p>23,24929</text:p>
          </table:table-cell>
          <table:table-cell table:style-name="ce13" table:formula="of:=[$data.$D11]" office:value-type="float" office:value="92.8563306666667" calcext:value-type="float">
            <text:p>92,85633</text:p>
          </table:table-cell>
          <table:table-cell table:style-name="ce13" table:formula="of:=[$data.$D14]" office:value-type="float" office:value="371.759418666667" calcext:value-type="float">
            <text:p>371,75942</text:p>
          </table:table-cell>
          <table:table-cell table:number-columns-repeated="90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4" table:formula="of:=[$data.$D17]" office:value-type="float" office:value="0.724518" calcext:value-type="float">
            <text:p>0,72452</text:p>
          </table:table-cell>
          <table:table-cell table:style-name="ce14" table:formula="of:=[$data.$D20]" office:value-type="float" office:value="2.89789666666667" calcext:value-type="float">
            <text:p>2,89790</text:p>
          </table:table-cell>
          <table:table-cell table:style-name="ce14" table:formula="of:=[$data.$D23]" office:value-type="float" office:value="11.6080573333333" calcext:value-type="float">
            <text:p>11,60806</text:p>
          </table:table-cell>
          <table:table-cell table:style-name="ce14" table:formula="of:=[$data.$D26]" office:value-type="float" office:value="46.3874693333333" calcext:value-type="float">
            <text:p>46,38747</text:p>
          </table:table-cell>
          <table:table-cell table:style-name="ce14" table:formula="of:=[$data.$D29]" office:value-type="float" office:value="185.522493333333" calcext:value-type="float">
            <text:p>185,52249</text:p>
          </table:table-cell>
          <table:table-cell table:number-columns-repeated="90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3" table:formula="of:=[$data.$D32]" office:value-type="float" office:value="0.407387333333333" calcext:value-type="float">
            <text:p>0,40739</text:p>
          </table:table-cell>
          <table:table-cell table:style-name="ce13" table:formula="of:=[$data.$D35]" office:value-type="float" office:value="1.51747" calcext:value-type="float">
            <text:p>1,51747</text:p>
          </table:table-cell>
          <table:table-cell table:style-name="ce13" table:formula="of:=[$data.$D38]" office:value-type="float" office:value="5.904086" calcext:value-type="float">
            <text:p>5,90409</text:p>
          </table:table-cell>
          <table:table-cell table:style-name="ce13" table:formula="of:=[$data.$D41]" office:value-type="float" office:value="23.511757" calcext:value-type="float">
            <text:p>23,51176</text:p>
          </table:table-cell>
          <table:table-cell table:style-name="ce13" table:formula="of:=[$data.$D44]" office:value-type="float" office:value="94.109444" calcext:value-type="float">
            <text:p>94,10944</text:p>
          </table:table-cell>
          <table:table-cell table:number-columns-repeated="90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4" table:formula="of:=[$data.$D47]" office:value-type="float" office:value="0.241776333333333" calcext:value-type="float">
            <text:p>0,24178</text:p>
          </table:table-cell>
          <table:table-cell table:style-name="ce14" table:formula="of:=[$data.$D50]" office:value-type="float" office:value="0.819741" calcext:value-type="float">
            <text:p>0,81974</text:p>
          </table:table-cell>
          <table:table-cell table:style-name="ce14" table:formula="of:=[$data.$D53]" office:value-type="float" office:value="3.14935033333333" calcext:value-type="float">
            <text:p>3,14935</text:p>
          </table:table-cell>
          <table:table-cell table:style-name="ce14" table:formula="of:=[$data.$D56]" office:value-type="float" office:value="12.4033743333333" calcext:value-type="float">
            <text:p>12,40337</text:p>
          </table:table-cell>
          <table:table-cell table:style-name="ce14" table:formula="of:=[$data.$D59]" office:value-type="float" office:value="49.644641" calcext:value-type="float">
            <text:p>49,64464</text:p>
          </table:table-cell>
          <table:table-cell table:number-columns-repeated="904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3" table:formula="of:=[$data.$D62]" office:value-type="float" office:value="0.173625" calcext:value-type="float">
            <text:p>0,17363</text:p>
          </table:table-cell>
          <table:table-cell table:style-name="ce13" table:formula="of:=[$data.$D65]" office:value-type="float" office:value="0.622234333333333" calcext:value-type="float">
            <text:p>0,62223</text:p>
          </table:table-cell>
          <table:table-cell table:style-name="ce13" table:formula="of:=[$data.$D68]" office:value-type="float" office:value="2.20331333333333" calcext:value-type="float">
            <text:p>2,20331</text:p>
          </table:table-cell>
          <table:table-cell table:style-name="ce13" table:formula="of:=[$data.$D71]" office:value-type="float" office:value="8.353201" calcext:value-type="float">
            <text:p>8,35320</text:p>
          </table:table-cell>
          <table:table-cell table:style-name="ce13" table:formula="of:=[$data.$D74]" office:value-type="float" office:value="33.927115" calcext:value-type="float">
            <text:p>33,92712</text:p>
          </table:table-cell>
          <table:table-cell table:number-columns-repeated="904"/>
        </table:table-row>
        <table:table-row table:style-name="ro1">
          <table:table-cell table:style-name="ce6" table:number-columns-repeated="6"/>
          <table:table-cell table:number-columns-repeated="904"/>
        </table:table-row>
        <table:table-row table:style-name="ro1"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04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04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17" table:formula="of:=[.B3]" office:value-type="float" office:value="160" calcext:value-type="float">
            <text:p>160</text:p>
          </table:table-cell>
          <table:table-cell table:style-name="ce17" table:formula="of:=[.C3]" office:value-type="float" office:value="320" calcext:value-type="float">
            <text:p>320</text:p>
          </table:table-cell>
          <table:table-cell table:style-name="ce17" table:formula="of:=[.D3]" office:value-type="float" office:value="640" calcext:value-type="float">
            <text:p>640</text:p>
          </table:table-cell>
          <table:table-cell table:style-name="ce17" table:formula="of:=[.E3]" office:value-type="float" office:value="1280" calcext:value-type="float">
            <text:p>1280</text:p>
          </table:table-cell>
          <table:table-cell table:style-name="ce17" table:formula="of:=[.F3]" office:value-type="float" office:value="2560" calcext:value-type="float">
            <text:p>2560</text:p>
          </table:table-cell>
          <table:table-cell table:number-columns-repeated="90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0" table:formula="of:=[.B4]/[.B4]" office:value-type="float" office:value="1" calcext:value-type="float">
            <text:p>1,0000</text:p>
          </table:table-cell>
          <table:table-cell table:style-name="ce20" table:formula="of:=[.C4]/[.C4]" office:value-type="float" office:value="1" calcext:value-type="float">
            <text:p>1,0000</text:p>
          </table:table-cell>
          <table:table-cell table:style-name="ce20" table:formula="of:=[.D4]/[.D4]" office:value-type="float" office:value="1" calcext:value-type="float">
            <text:p>1,0000</text:p>
          </table:table-cell>
          <table:table-cell table:style-name="ce20" table:formula="of:=[.E4]/[.E4]" office:value-type="float" office:value="1" calcext:value-type="float">
            <text:p>1,0000</text:p>
          </table:table-cell>
          <table:table-cell table:style-name="ce20" table:formula="of:=[.F4]/[.F4]" office:value-type="float" office:value="1" calcext:value-type="float">
            <text:p>1,0000</text:p>
          </table:table-cell>
          <table:table-cell table:number-columns-repeated="90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1" table:formula="of:=[.B4]/[.B5]" office:value-type="float" office:value="2.0208345410328" calcext:value-type="float">
            <text:p>2,0208</text:p>
          </table:table-cell>
          <table:table-cell table:style-name="ce21" table:formula="of:=[.C4]/[.C5]" office:value-type="float" office:value="2.01667899361491" calcext:value-type="float">
            <text:p>2,0167</text:p>
          </table:table-cell>
          <table:table-cell table:style-name="ce21" table:formula="of:=[.D4]/[.D5]" office:value-type="float" office:value="2.00285827327065" calcext:value-type="float">
            <text:p>2,0029</text:p>
          </table:table-cell>
          <table:table-cell table:style-name="ce21" table:formula="of:=[.E4]/[.E5]" office:value-type="float" office:value="2.00175461177705" calcext:value-type="float">
            <text:p>2,0018</text:p>
          </table:table-cell>
          <table:table-cell table:style-name="ce21" table:formula="of:=[.F4]/[.F5]" office:value-type="float" office:value="2.0038509184906" calcext:value-type="float">
            <text:p>2,0039</text:p>
          </table:table-cell>
          <table:table-cell table:number-columns-repeated="90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" table:formula="of:=[.B4]/[.B6]" office:value-type="float" office:value="3.5939531747837" calcext:value-type="float">
            <text:p>3,5940</text:p>
          </table:table-cell>
          <table:table-cell table:style-name="ce20" table:formula="of:=[.C4]/[.C6]" office:value-type="float" office:value="3.85123088649748" calcext:value-type="float">
            <text:p>3,8512</text:p>
          </table:table-cell>
          <table:table-cell table:style-name="ce20" table:formula="of:=[.D4]/[.D6]" office:value-type="float" office:value="3.93783113367025" calcext:value-type="float">
            <text:p>3,9378</text:p>
          </table:table-cell>
          <table:table-cell table:style-name="ce20" table:formula="of:=[.E4]/[.E6]" office:value-type="float" office:value="3.94935736477145" calcext:value-type="float">
            <text:p>3,9494</text:p>
          </table:table-cell>
          <table:table-cell table:style-name="ce20" table:formula="of:=[.F4]/[.F6]" office:value-type="float" office:value="3.9502881205702" calcext:value-type="float">
            <text:p>3,9503</text:p>
          </table:table-cell>
          <table:table-cell table:number-columns-repeated="90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1" table:formula="of:=[.B4]/[.B7]" office:value-type="float" office:value="6.05572505718095" calcext:value-type="float">
            <text:p>6,0557</text:p>
          </table:table-cell>
          <table:table-cell table:style-name="ce21" table:formula="of:=[.C4]/[.C7]" office:value-type="float" office:value="7.12923634822869" calcext:value-type="float">
            <text:p>7,1292</text:p>
          </table:table-cell>
          <table:table-cell table:style-name="ce21" table:formula="of:=[.D4]/[.D7]" office:value-type="float" office:value="7.38225068852825" calcext:value-type="float">
            <text:p>7,3823</text:p>
          </table:table-cell>
          <table:table-cell table:style-name="ce21" table:formula="of:=[.E4]/[.E7]" office:value-type="float" office:value="7.48637654328635" calcext:value-type="float">
            <text:p>7,4864</text:p>
          </table:table-cell>
          <table:table-cell table:style-name="ce21" table:formula="of:=[.F4]/[.F7]" office:value-type="float" office:value="7.48840985005142" calcext:value-type="float">
            <text:p>7,4884</text:p>
          </table:table-cell>
          <table:table-cell table:number-columns-repeated="904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20" table:formula="of:=[.B4]/[.B8]" office:value-type="float" office:value="8.43271994240461" calcext:value-type="float">
            <text:p>8,4327</text:p>
          </table:table-cell>
          <table:table-cell table:style-name="ce20" table:formula="of:=[.C4]/[.C8]" office:value-type="float" office:value="9.39216468822303" calcext:value-type="float">
            <text:p>9,3922</text:p>
          </table:table-cell>
          <table:table-cell table:style-name="ce20" table:formula="of:=[.D4]/[.D8]" office:value-type="float" office:value="10.5519688529699" calcext:value-type="float">
            <text:p>10,5520</text:p>
          </table:table-cell>
          <table:table-cell table:style-name="ce20" table:formula="of:=[.E4]/[.E8]" office:value-type="float" office:value="11.1162571889108" calcext:value-type="float">
            <text:p>11,1163</text:p>
          </table:table-cell>
          <table:table-cell table:style-name="ce20" table:formula="of:=[.F4]/[.F8]" office:value-type="float" office:value="10.9575900770421" calcext:value-type="float">
            <text:p>10,9576</text:p>
          </table:table-cell>
          <table:table-cell table:number-columns-repeated="904"/>
        </table:table-row>
        <table:table-row table:style-name="ro2">
          <table:table-cell table:style-name="ce6" table:number-columns-repeated="6"/>
          <table:table-cell table:number-columns-repeated="904"/>
        </table:table-row>
        <table:table-row table:style-name="ro2"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04"/>
        </table:table-row>
        <table:table-row table:style-name="ro2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04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1" table:formula="of:=[.B12]" office:value-type="float" office:value="160" calcext:value-type="float">
            <text:p>160</text:p>
          </table:table-cell>
          <table:table-cell table:style-name="ce1" table:formula="of:=[.C12]" office:value-type="float" office:value="320" calcext:value-type="float">
            <text:p>320</text:p>
          </table:table-cell>
          <table:table-cell table:style-name="ce1" table:formula="of:=[.D12]" office:value-type="float" office:value="640" calcext:value-type="float">
            <text:p>640</text:p>
          </table:table-cell>
          <table:table-cell table:style-name="ce1" table:formula="of:=[.E12]" office:value-type="float" office:value="1280" calcext:value-type="float">
            <text:p>1280</text:p>
          </table:table-cell>
          <table:table-cell table:style-name="ce1" table:formula="of:=[.F12]" office:value-type="float" office:value="2560" calcext:value-type="float">
            <text:p>2560</text:p>
          </table:table-cell>
          <table:table-cell table:number-columns-repeated="904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table:formula="of:=[.B13]/[.$A$22]" office:value-type="float" office:value="1" calcext:value-type="float">
            <text:p>1,0000</text:p>
          </table:table-cell>
          <table:table-cell table:style-name="ce20" table:formula="of:=[.C13]/[.$A$22]" office:value-type="float" office:value="1" calcext:value-type="float">
            <text:p>1,0000</text:p>
          </table:table-cell>
          <table:table-cell table:style-name="ce20" table:formula="of:=[.D13]/[.$A$22]" office:value-type="float" office:value="1" calcext:value-type="float">
            <text:p>1,0000</text:p>
          </table:table-cell>
          <table:table-cell table:style-name="ce20" table:formula="of:=[.E13]/[.$A$22]" office:value-type="float" office:value="1" calcext:value-type="float">
            <text:p>1,0000</text:p>
          </table:table-cell>
          <table:table-cell table:style-name="ce20" table:formula="of:=[.F13]/[.$A$22]" office:value-type="float" office:value="1" calcext:value-type="float">
            <text:p>1,0000</text:p>
          </table:table-cell>
          <table:table-cell table:number-columns-repeated="904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1" table:formula="of:=[.B14]/[.$A$23]" office:value-type="float" office:value="1.0104172705164" calcext:value-type="float">
            <text:p>1,0104</text:p>
          </table:table-cell>
          <table:table-cell table:style-name="ce21" table:formula="of:=[.C14]/[.$A$23]" office:value-type="float" office:value="1.00833949680745" calcext:value-type="float">
            <text:p>1,0083</text:p>
          </table:table-cell>
          <table:table-cell table:style-name="ce21" table:formula="of:=[.D14]/[.$A$23]" office:value-type="float" office:value="1.00142913663532" calcext:value-type="float">
            <text:p>1,0014</text:p>
          </table:table-cell>
          <table:table-cell table:style-name="ce21" table:formula="of:=[.E14]/[.$A$23]" office:value-type="float" office:value="1.00087730588853" calcext:value-type="float">
            <text:p>1,0009</text:p>
          </table:table-cell>
          <table:table-cell table:style-name="ce21" table:formula="of:=[.F14]/[.$A$23]" office:value-type="float" office:value="1.0019254592453" calcext:value-type="float">
            <text:p>1,0019</text:p>
          </table:table-cell>
          <table:table-cell table:number-columns-repeated="904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20" table:formula="of:=[.B15]/[.$A$24]" office:value-type="float" office:value="0.898488293695926" calcext:value-type="float">
            <text:p>0,8985</text:p>
          </table:table-cell>
          <table:table-cell table:style-name="ce20" table:formula="of:=[.C15]/[.$A$24]" office:value-type="float" office:value="0.96280772162437" calcext:value-type="float">
            <text:p>0,9628</text:p>
          </table:table-cell>
          <table:table-cell table:style-name="ce20" table:formula="of:=[.D15]/[.$A$24]" office:value-type="float" office:value="0.984457783417563" calcext:value-type="float">
            <text:p>0,9845</text:p>
          </table:table-cell>
          <table:table-cell table:style-name="ce20" table:formula="of:=[.E15]/[.$A$24]" office:value-type="float" office:value="0.987339341192862" calcext:value-type="float">
            <text:p>0,9873</text:p>
          </table:table-cell>
          <table:table-cell table:style-name="ce20" table:formula="of:=[.F15]/[.$A$24]" office:value-type="float" office:value="0.98757203014255" calcext:value-type="float">
            <text:p>0,9876</text:p>
          </table:table-cell>
          <table:table-cell table:number-columns-repeated="904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21" table:formula="of:=[.B16]/6" office:value-type="float" office:value="1.00928750953016" calcext:value-type="float">
            <text:p>1,0093</text:p>
          </table:table-cell>
          <table:table-cell table:style-name="ce21" table:formula="of:=[.C16]/6" office:value-type="float" office:value="1.18820605803811" calcext:value-type="float">
            <text:p>1,1882</text:p>
          </table:table-cell>
          <table:table-cell table:style-name="ce21" table:formula="of:=[.D16]/6" office:value-type="float" office:value="1.23037511475471" calcext:value-type="float">
            <text:p>1,2304</text:p>
          </table:table-cell>
          <table:table-cell table:style-name="ce21" table:formula="of:=[.E16]/6" office:value-type="float" office:value="1.24772942388106" calcext:value-type="float">
            <text:p>1,2477</text:p>
          </table:table-cell>
          <table:table-cell table:style-name="ce21" table:formula="of:=[.F16]/6" office:value-type="float" office:value="1.2480683083419" calcext:value-type="float">
            <text:p>1,2481</text:p>
          </table:table-cell>
          <table:table-cell table:number-columns-repeated="904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20" table:formula="of:=[.B17]/6" office:value-type="float" office:value="1.4054533237341" calcext:value-type="float">
            <text:p>1,4055</text:p>
          </table:table-cell>
          <table:table-cell table:style-name="ce20" table:formula="of:=[.C17]/6" office:value-type="float" office:value="1.56536078137051" calcext:value-type="float">
            <text:p>1,5654</text:p>
          </table:table-cell>
          <table:table-cell table:style-name="ce20" table:formula="of:=[.D17]/6" office:value-type="float" office:value="1.75866147549499" calcext:value-type="float">
            <text:p>1,7587</text:p>
          </table:table-cell>
          <table:table-cell table:style-name="ce20" table:formula="of:=[.E17]/6" office:value-type="float" office:value="1.85270953148513" calcext:value-type="float">
            <text:p>1,8527</text:p>
          </table:table-cell>
          <table:table-cell table:style-name="ce20" table:formula="of:=[.F17]/6" office:value-type="float" office:value="1.82626501284035" calcext:value-type="float">
            <text:p>1,8263</text:p>
          </table:table-cell>
          <table:table-cell table:number-columns-repeated="904"/>
        </table:table-row>
        <table:table-row table:style-name="ro2" table:number-rows-repeated="1048547">
          <table:table-cell table:number-columns-repeated="910"/>
        </table:table-row>
        <table:table-row table:style-name="ro3" table:number-rows-repeated="2">
          <table:table-cell table:number-columns-repeated="910"/>
        </table:table-row>
        <table:table-row table:style-name="ro3">
          <table:table-cell table:number-columns-repeated="910"/>
        </table:table-row>
      </table:table>
      <table:table table:name="data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4">
          <table:table-cell table:style-name="ce24" table:number-columns-spanned="4" table:number-rows-spanned="1"/>
          <table:covered-table-cell table:number-columns-repeated="3"/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.448501" calcext:value-type="float">
            <text:p>1,448501</text:p>
          </table:table-cell>
          <table:table-cell table:formula="of:=AVERAGE([.C2:.C4])" office:value-type="float" office:value="1.464131" calcext:value-type="float">
            <text:p>1,464131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.449312" calcext:value-type="float">
            <text:p>1,449312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.49458" calcext:value-type="float">
            <text:p>1,49458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.792566" calcext:value-type="float">
            <text:p>5,792566</text:p>
          </table:table-cell>
          <table:table-cell table:formula="of:=AVERAGE([.C5:.C7])" office:value-type="float" office:value="5.84412733333333" calcext:value-type="float">
            <text:p>5,84412733333333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.801162" calcext:value-type="float">
            <text:p>5,801162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.938654" calcext:value-type="float">
            <text:p>5,938654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23.230714" calcext:value-type="float">
            <text:p>23,230714</text:p>
          </table:table-cell>
          <table:table-cell table:formula="of:=AVERAGE([.C8:.C10])" office:value-type="float" office:value="23.2492936666667" calcext:value-type="float">
            <text:p>23,2492936666667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23.249755" calcext:value-type="float">
            <text:p>23,249755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" calcext:value-type="float">
            <text:p>640</text:p>
          </table:table-cell>
          <table:table-cell office:value-type="float" office:value="23.267412" calcext:value-type="float">
            <text:p>23,267412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92.79061" calcext:value-type="float">
            <text:p>92,79061</text:p>
          </table:table-cell>
          <table:table-cell table:formula="of:=AVERAGE([.C11:.C13])" office:value-type="float" office:value="92.8563306666667" calcext:value-type="float">
            <text:p>92,8563306666667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92.939817" calcext:value-type="float">
            <text:p>92,939817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92.838565" calcext:value-type="float">
            <text:p>92,838565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60" calcext:value-type="float">
            <text:p>2560</text:p>
          </table:table-cell>
          <table:table-cell office:value-type="float" office:value="373.655658" calcext:value-type="float">
            <text:p>373,655658</text:p>
          </table:table-cell>
          <table:table-cell table:formula="of:=AVERAGE([.C14:.C16])" office:value-type="float" office:value="371.759418666667" calcext:value-type="float">
            <text:p>371,759418666667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60" calcext:value-type="float">
            <text:p>2560</text:p>
          </table:table-cell>
          <table:table-cell office:value-type="float" office:value="370.851279" calcext:value-type="float">
            <text:p>370,851279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60" calcext:value-type="float">
            <text:p>2560</text:p>
          </table:table-cell>
          <table:table-cell office:value-type="float" office:value="370.771319" calcext:value-type="float">
            <text:p>370,771319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.724987" calcext:value-type="float">
            <text:p>0,724987</text:p>
          </table:table-cell>
          <table:table-cell table:formula="of:=AVERAGE([.C17:.C19])" office:value-type="float" office:value="0.724518" calcext:value-type="float">
            <text:p>0,724518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.724073" calcext:value-type="float">
            <text:p>0,724073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.724494" calcext:value-type="float">
            <text:p>0,724494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2.8995" calcext:value-type="float">
            <text:p>2,8995</text:p>
          </table:table-cell>
          <table:table-cell table:formula="of:=AVERAGE([.C20:.C22])" office:value-type="float" office:value="2.89789666666667" calcext:value-type="float">
            <text:p>2,89789666666667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2.897486" calcext:value-type="float">
            <text:p>2,897486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2.896704" calcext:value-type="float">
            <text:p>2,896704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11.592047" calcext:value-type="float">
            <text:p>11,592047</text:p>
          </table:table-cell>
          <table:table-cell table:formula="of:=AVERAGE([.C23:.C25])" office:value-type="float" office:value="11.6080573333333" calcext:value-type="float">
            <text:p>11,6080573333333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11.618726" calcext:value-type="float">
            <text:p>11,618726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11.613399" calcext:value-type="float">
            <text:p>11,613399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46.386321" calcext:value-type="float">
            <text:p>46,386321</text:p>
          </table:table-cell>
          <table:table-cell table:formula="of:=AVERAGE([.C26:.C28])" office:value-type="float" office:value="46.3874693333333" calcext:value-type="float">
            <text:p>46,3874693333333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46.4065" calcext:value-type="float">
            <text:p>46,4065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46.369587" calcext:value-type="float">
            <text:p>46,369587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560" calcext:value-type="float">
            <text:p>2560</text:p>
          </table:table-cell>
          <table:table-cell office:value-type="float" office:value="185.659986" calcext:value-type="float">
            <text:p>185,659986</text:p>
          </table:table-cell>
          <table:table-cell table:formula="of:=AVERAGE([.C29:.C31])" office:value-type="float" office:value="185.522493333333" calcext:value-type="float">
            <text:p>185,522493333333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560" calcext:value-type="float">
            <text:p>2560</text:p>
          </table:table-cell>
          <table:table-cell office:value-type="float" office:value="185.375629" calcext:value-type="float">
            <text:p>185,375629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560" calcext:value-type="float">
            <text:p>2560</text:p>
          </table:table-cell>
          <table:table-cell office:value-type="float" office:value="185.531865" calcext:value-type="float">
            <text:p>185,531865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0.413844" calcext:value-type="float">
            <text:p>0,413844</text:p>
          </table:table-cell>
          <table:table-cell table:formula="of:=AVERAGE([.C32:.C34])" office:value-type="float" office:value="0.407387333333333" calcext:value-type="float">
            <text:p>0,407387333333333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0.416756" calcext:value-type="float">
            <text:p>0,416756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0.391562" calcext:value-type="float">
            <text:p>0,391562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1.522861" calcext:value-type="float">
            <text:p>1,522861</text:p>
          </table:table-cell>
          <table:table-cell table:formula="of:=AVERAGE([.C35:.C37])" office:value-type="float" office:value="1.51747" calcext:value-type="float">
            <text:p>1,51747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1.516136" calcext:value-type="float">
            <text:p>1,516136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1.513413" calcext:value-type="float">
            <text:p>1,513413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5.877929" calcext:value-type="float">
            <text:p>5,877929</text:p>
          </table:table-cell>
          <table:table-cell table:formula="of:=AVERAGE([.C38:.C40])" office:value-type="float" office:value="5.904086" calcext:value-type="float">
            <text:p>5,904086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5.918962" calcext:value-type="float">
            <text:p>5,918962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5.915367" calcext:value-type="float">
            <text:p>5,915367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23.503066" calcext:value-type="float">
            <text:p>23,503066</text:p>
          </table:table-cell>
          <table:table-cell table:formula="of:=AVERAGE([.C41:.C43])" office:value-type="float" office:value="23.511757" calcext:value-type="float">
            <text:p>23,511757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23.51527" calcext:value-type="float">
            <text:p>23,51527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" calcext:value-type="float">
            <text:p>1280</text:p>
          </table:table-cell>
          <table:table-cell office:value-type="float" office:value="23.516935" calcext:value-type="float">
            <text:p>23,516935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560" calcext:value-type="float">
            <text:p>2560</text:p>
          </table:table-cell>
          <table:table-cell office:value-type="float" office:value="94.01168" calcext:value-type="float">
            <text:p>94,01168</text:p>
          </table:table-cell>
          <table:table-cell table:formula="of:=AVERAGE([.C44:.C46])" office:value-type="float" office:value="94.109444" calcext:value-type="float">
            <text:p>94,109444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560" calcext:value-type="float">
            <text:p>2560</text:p>
          </table:table-cell>
          <table:table-cell office:value-type="float" office:value="94.296339" calcext:value-type="float">
            <text:p>94,296339</text:p>
          </table:table-cell>
          <table:table-cell table:number-columns-repeated="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560" calcext:value-type="float">
            <text:p>2560</text:p>
          </table:table-cell>
          <table:table-cell office:value-type="float" office:value="94.020313" calcext:value-type="float">
            <text:p>94,020313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0.240846" calcext:value-type="float">
            <text:p>0,240846</text:p>
          </table:table-cell>
          <table:table-cell table:formula="of:=AVERAGE([.C47:.C49])" office:value-type="float" office:value="0.241776333333333" calcext:value-type="float">
            <text:p>0,241776333333333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0.242818" calcext:value-type="float">
            <text:p>0,242818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0.241665" calcext:value-type="float">
            <text:p>0,241665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0.815742" calcext:value-type="float">
            <text:p>0,815742</text:p>
          </table:table-cell>
          <table:table-cell table:formula="of:=AVERAGE([.C50:.C52])" office:value-type="float" office:value="0.819741" calcext:value-type="float">
            <text:p>0,819741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0.825462" calcext:value-type="float">
            <text:p>0,825462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0.818019" calcext:value-type="float">
            <text:p>0,818019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3.159108" calcext:value-type="float">
            <text:p>3,159108</text:p>
          </table:table-cell>
          <table:table-cell table:formula="of:=AVERAGE([.C53:.C55])" office:value-type="float" office:value="3.14935033333333" calcext:value-type="float">
            <text:p>3,14935033333333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3.133712" calcext:value-type="float">
            <text:p>3,133712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3.155231" calcext:value-type="float">
            <text:p>3,155231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12.380317" calcext:value-type="float">
            <text:p>12,380317</text:p>
          </table:table-cell>
          <table:table-cell table:formula="of:=AVERAGE([.C56:.C58])" office:value-type="float" office:value="12.4033743333333" calcext:value-type="float">
            <text:p>12,4033743333333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12.413767" calcext:value-type="float">
            <text:p>12,413767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" calcext:value-type="float">
            <text:p>1280</text:p>
          </table:table-cell>
          <table:table-cell office:value-type="float" office:value="12.416039" calcext:value-type="float">
            <text:p>12,416039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560" calcext:value-type="float">
            <text:p>2560</text:p>
          </table:table-cell>
          <table:table-cell office:value-type="float" office:value="49.641402" calcext:value-type="float">
            <text:p>49,641402</text:p>
          </table:table-cell>
          <table:table-cell table:formula="of:=AVERAGE([.C59:.C61])" office:value-type="float" office:value="49.644641" calcext:value-type="float">
            <text:p>49,644641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560" calcext:value-type="float">
            <text:p>2560</text:p>
          </table:table-cell>
          <table:table-cell office:value-type="float" office:value="49.640394" calcext:value-type="float">
            <text:p>49,640394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560" calcext:value-type="float">
            <text:p>2560</text:p>
          </table:table-cell>
          <table:table-cell office:value-type="float" office:value="49.652127" calcext:value-type="float">
            <text:p>49,652127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0.138889" calcext:value-type="float">
            <text:p>0,138889</text:p>
          </table:table-cell>
          <table:table-cell table:formula="of:=AVERAGE([.C62:.C64])" office:value-type="float" office:value="0.173625" calcext:value-type="float">
            <text:p>0,173625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0.234695" calcext:value-type="float">
            <text:p>0,234695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0.147291" calcext:value-type="float">
            <text:p>0,147291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0.771898" calcext:value-type="float">
            <text:p>0,771898</text:p>
          </table:table-cell>
          <table:table-cell table:formula="of:=AVERAGE([.C65:.C67])" office:value-type="float" office:value="0.622234333333333" calcext:value-type="float">
            <text:p>0,622234333333333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0.423817" calcext:value-type="float">
            <text:p>0,423817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0.670988" calcext:value-type="float">
            <text:p>0,670988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2.021211" calcext:value-type="float">
            <text:p>2,021211</text:p>
          </table:table-cell>
          <table:table-cell table:formula="of:=AVERAGE([.C68:.C70])" office:value-type="float" office:value="2.20331333333333" calcext:value-type="float">
            <text:p>2,20331333333333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2.400298" calcext:value-type="float">
            <text:p>2,400298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2.188431" calcext:value-type="float">
            <text:p>2,188431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7.82493" calcext:value-type="float">
            <text:p>7,82493</text:p>
          </table:table-cell>
          <table:table-cell table:formula="of:=AVERAGE([.C71:.C73])" office:value-type="float" office:value="8.353201" calcext:value-type="float">
            <text:p>8,353201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8.832512" calcext:value-type="float">
            <text:p>8,832512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" calcext:value-type="float">
            <text:p>1280</text:p>
          </table:table-cell>
          <table:table-cell office:value-type="float" office:value="8.402161" calcext:value-type="float">
            <text:p>8,402161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office:value-type="float" office:value="34.333451" calcext:value-type="float">
            <text:p>34,333451</text:p>
          </table:table-cell>
          <table:table-cell table:formula="of:=AVERAGE([.C74:.C76])" office:value-type="float" office:value="33.927115" calcext:value-type="float">
            <text:p>33,927115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office:value-type="float" office:value="34.552364" calcext:value-type="float">
            <text:p>34,552364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office:value-type="float" office:value="32.89553" calcext:value-type="float">
            <text:p>32,8955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date-style style:name="N152">
      <number:day/>
      <number:text>/</number:text>
      <number:month/>
      <number:text>/</number:text>
      <number:year number:style="long"/>
    </number:date-style>
    <number:number-style style:name="N130">
      <number:number number:decimal-places="8" number:min-decimal-places="8" number:min-integer-digits="1"/>
    </number:number-style>
    <number:time-style style:name="N129">
      <number:minutes number:style="long"/>
      <number:text>:</number:text>
      <number:seconds number:style="long" number:decimal-places="1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9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> R$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48">
      <number:number number:decimal-places="6" number:min-decimal-places="6" number:min-integer-digits="1"/>
    </number:number-style>
    <number:number-style style:name="N128">
      <number:number number:decimal-places="4" number:min-decimal-places="4" number:min-integer-digits="1"/>
    </number:number-style>
    <number:date-style style:name="N115">
      <number:month number:textual="true"/>
      <number:text>/</number:text>
      <number:year/>
    </number:date-style>
    <number:number-style style:name="N127">
      <number:number number:decimal-places="9" number:min-decimal-places="9" number:min-integer-digits="1"/>
    </number:number-style>
    <number:number-style style:name="N114">
      <number:number number:decimal-places="1" number:min-decimal-places="1" number:min-integer-digits="1"/>
    </number:number-style>
    <number:number-style style:name="N143">
      <number:number number:decimal-places="7" number:min-decimal-places="7" number:min-integer-digits="1"/>
    </number:number-style>
    <number:number-style style:name="N12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1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date-style style:name="N142">
      <number:day/>
      <number:text>/</number:text>
      <number:month number:textual="true"/>
    </number:dat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1P2" style:volatile="true">
      <number:text> </number:text>
      <number:fill-character> </number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40">
      <number:number number:decimal-places="5" number:min-decimal-places="5" number:min-integer-digits="1"/>
    </number:number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1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time-style style:name="N132">
      <number:minutes number:style="long"/>
      <number:text>:</number:text>
      <number:seconds number:style="long"/>
    </number:time-style>
    <number:number-style style:name="N13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date-style style:name="N138">
      <number:day/>
      <number:text>/</number:text>
      <number:month number:textual="true"/>
      <number:text>/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date-style style:name="N141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1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Statistic" style:display-name="PageStyle_Statisti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7T08:03:50.805731169</dc:date>
    <meta:editing-duration>PT8H35M26S</meta:editing-duration>
    <meta:editing-cycles>33</meta:editing-cycles>
    <meta:generator>LibreOffice/7.3.7.2$Linux_X86_64 LibreOffice_project/30$Build-2</meta:generator>
    <meta:document-statistic meta:table-count="2" meta:cell-count="364" meta:object-count="0"/>
  </office:meta>
</office:document-meta>
</file>